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cm" svg:stroke-color="#ff4000" draw:marker-start-width="0.179cm" draw:marker-end-width="0.279cm" draw:fill="solid" draw:fill-color="#ff0000" draw:opacity="100%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c9211e"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ff4000" fo:font-size="10pt"/>
    </style:style>
    <style:style style:name="T6" style:family="text">
      <style:text-properties fo:color="#ff4000" style:text-position="-33% 58%" fo:font-size="10pt"/>
    </style:style>
    <style:style style:name="T7" style:family="text">
      <style:text-properties fo:color="#ff0000" fo:font-size="10pt"/>
    </style:style>
    <style:style style:name="T8" style:family="text">
      <style:text-properties fo:color="#ff0000" style:text-position="-33% 58%" fo:font-size="10pt"/>
    </style:style>
    <style:style style:name="T9" style:family="text">
      <style:text-properties fo:color="#c9211e" fo:font-size="10pt"/>
    </style:style>
    <style:style style:name="T10" style:family="text">
      <style:text-properties fo:color="#c9211e" style:text-position="-33%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4.825cm" svg:y="6.017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9" draw:layer="layout" svg:width="1.026cm" svg:height="1.012cm" svg:x="3.031cm" svg:y="2.04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3.428cm" svg:y="2.856cm">
          <draw:text-box>
            <text:p text:style-name="P3"><text:span text:style-name="T5">I</text:span><text:span text:style-name="T6">1</text:span></text:p>
          </draw:text-box>
        </draw:frame>
        <draw:path draw:style-name="gr21" draw:text-style-name="P9" draw:layer="layout" svg:width="1.026cm" svg:height="1.012cm" svg:x="6.012cm" svg:y="2.02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3.016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6.044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0" draw:layer="layout" svg:width="0.813cm" svg:height="0.729cm" svg:x="6.41cm" svg:y="2.921cm">
          <draw:text-box>
            <text:p text:style-name="P3"><text:span text:style-name="T7">I</text:span><text:span text:style-name="T8">3</text:span></text:p>
          </draw:text-box>
        </draw:frame>
        <draw:frame draw:style-name="gr22" draw:text-style-name="P11" draw:layer="layout" svg:width="0.813cm" svg:height="0.729cm" svg:x="3.478cm" svg:y="5.838cm">
          <draw:text-box>
            <text:p text:style-name="P3"><text:span text:style-name="T9">I</text:span><text:span text:style-name="T10">2</text:span></text:p>
          </draw:text-box>
        </draw:frame>
        <draw:frame draw:style-name="gr22" draw:text-style-name="P11" draw:layer="layout" svg:width="0.813cm" svg:height="0.729cm" svg:x="6.489cm" svg:y="5.902cm">
          <draw:text-box>
            <text:p text:style-name="P3"><text:span text:style-name="T9">I</text:span><text:span text:style-name="T10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6:08:41.293539980</dc:date>
    <meta:editing-duration>PT43M3S</meta:editing-duration>
    <meta:editing-cycles>11</meta:editing-cycles>
    <meta:generator>LibreOffice/6.4.6.2$Linux_X86_64 LibreOffice_project/40$Build-2</meta:generator>
    <meta:document-statistic meta:object-count="123"/>
  </office:meta>
</office:document-meta>
</file>